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3000000F8BAD2BB5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43104" officeooo:paragraph-rsid="00243104"/>
    </style:style>
    <style:style style:name="P2" style:family="paragraph" style:parent-style-name="Text_20_body_20_indent">
      <style:paragraph-properties fo:line-height="150%"/>
    </style:style>
    <style:style style:name="P3" style:family="paragraph" style:parent-style-name="Textkörper_20_Einrückung_20_Organon">
      <style:text-properties fo:font-size="10pt" style:font-size-asian="10pt" style:font-size-complex="10pt"/>
    </style:style>
    <style:style style:name="P4" style:family="paragraph" style:parent-style-name="Textkörper_20_Einrückung_20_Organon">
      <style:text-properties fo:font-size="14pt" style:font-size-asian="14pt" style:font-size-complex="14pt"/>
    </style:style>
    <style:style style:name="P5" style:family="paragraph" style:parent-style-name="Textkörper_20_Einrückung_20_Organon">
      <style:paragraph-properties fo:line-height="150%"/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T2" style:family="text">
      <style:text-properties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_Sec_Helfer2" text:display="none">
        <text:section-source xlink:href="../empty_file.odt"/>
        <text:p text:style-name="Standard"/>
      </text:section>
      <text:section text:style-name="Sect1" text:name="OrganonSec0">
        <text:section-source xlink:href="../nr0.odt"/>
        <text:section text:style-name="Sect1" text:name="OrgInnerSec0">
          <text:section text:style-name="Sect2" text:name="Bereich4">
            <text:h text:style-name="Heading_20_1" text:outline-level="1">Organon Handbuch</text:h>
            <text:p text:style-name="P1"/>
            <text:p text:style-name="Textkörper_20_Einrückung_20_Organon">Extension für LibreOffice (LO) und OpenOffice (OO)</text:p>
            <text:p text:style-name="Textkörper_20_Einrückung_20_Organon"/>
            <text:p text:style-name="P3">getestet mit: </text:p>
            <text:p text:style-name="P3"><text:tab/>Win7 (LO 4.3.5.2 und OO 4.1.1) </text:p>
            <text:p text:style-name="P3"><text:tab/>Ubuntu 14.04 (LO 4.2.8.2), </text:p>
            <text:p text:style-name="P3"><text:tab/>Kubuntu 14.04 KDE 4.13.3 (LO 4.2.7.2, OO 4.1.1)</text:p>
            <text:p text:style-name="P3"><text:tab/>ungetestet für Mac</text:p>
            <text:p text:style-name="Textkörper_20_Einrückung_20_Organon"/>
            <text:p text:style-name="Textkörper_20_Einrückung_20_Organon"/>
            <text:p text:style-name="Textkörper_20_Einrückung_20_Organon"><text:span text:style-name="T1">Hinweis</text:span>: Dies ist eine Beta Version.</text:p>
            <text:p text:style-name="Text_20_body_20_indent"/>
            <text:p text:style-name="Text_20_body_20_indent"/>
            <text:p text:style-name="P2"><text:span text:style-name="T2">Organon ist ein Werkzeug für eine</text:span> </text:p>
            <text:p text:style-name="P5">übersichtliche Navigation zwischen </text:p>
            <text:p text:style-name="P5">Texten in Writer.</text:p>
            <text:p text:style-name="P5">(OpenOffice und LibreOffice)</text:p>
            <text:p text:style-name="P4"><text:s/></text:p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<text:s/></text:p>
            <text:p text:style-name="Textkörper_20_Einrückung_20_Organon">Der Quellcode des Projektes findet sich unter:</text:p>
            <text:p text:style-name="Textkörper_20_Einrückung_20_Organon"><text:tab/><text:a xlink:type="simple" xlink:href="https://github.com/XRoemer/Organon" text:style-name="Internet_20_link" text:visited-style-name="Visited_20_Internet_20_Link">https://github.com/XRoemer/Organon</text:a></text:p>
            <text:p text:style-name="Textkörper_20_Einrückung_20_Organon">Bekannte Fehler sind hier gelistet:</text:p>
            <text:p text:style-name="Textkörper_20_Einrückung_20_Organon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p text:style-name="Textkörper_20_Einrückung_20_Organon"/>
        </text:section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 text:display="none">
        <text:p text:style-name="Standard"/>
      </text:section>
      <text:section text:style-name="Sect1" text:name="OrganonSec34" text:display="none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 text:display="none">
        <text:p text:style-name="Standard"/>
      </text:section>
      <text:section text:style-name="Sect1" text:name="OrganonSec38" text:display="none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 text:display="none">
        <text:p text:style-name="Standard"/>
      </text:section>
      <text:section text:style-name="Sect1" text:name="OrganonSec47" text:display="none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 text:display="none">
        <text:p text:style-name="Standard"/>
      </text:section>
      <text:section text:style-name="Sect1" text:name="OrganonSec50" text:display="none">
        <text:p text:style-name="Standard"/>
      </text:section>
      <text:section text:style-name="Sect1" text:name="OrganonSec51" text:display="none">
        <text:p text:style-name="Standard"/>
      </text:section>
      <text:section text:style-name="Sect1" text:name="OrganonSec52" text:display="none">
        <text:p text:style-name="Standard"/>
      </text:section>
      <text:section text:style-name="Sect1" text:name="OrganonSec53" text:display="none">
        <text:p text:style-name="Standard"/>
      </text:section>
      <text:section text:style-name="Sect1" text:name="OrganonSec54" text:display="none">
        <text:p text:style-name="Standard"/>
      </text:section>
      <text:section text:style-name="Sect1" text:name="OrganonSec55" text:display="none">
        <text:p text:style-name="Standard"/>
      </text:section>
      <text:section text:style-name="Sect1" text:name="OrganonSec56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20:05:23.090000000</meta:creation-date>
    <dc:date>2015-09-06T20:05:34.976000000</dc:date>
    <meta:editing-duration>PT12S</meta:editing-duration>
    <meta:editing-cycles>1</meta:editing-cycles>
    <meta:document-statistic meta:table-count="0" meta:image-count="0" meta:object-count="0" meta:page-count="1" meta:paragraph-count="18" meta:word-count="67" meta:character-count="517" meta:non-whitespace-character-count="453"/>
    <meta:generator>LibreOffice/4.4.5.2$Windows_x86 LibreOffice_project/a22f674fd25a3b6f45bdebf25400ed2adff0ff99</meta:generator>
    <meta:user-defined meta:name="ProjektName">Organon Handbuch</meta:user-defined>
  </office:meta>
</office:document-meta>
</file>